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7B00000432728AD7C859DEBBBF.png" manifest:media-type="image/png"/>
  <manifest:file-entry manifest:full-path="Pictures/10000201000005000000026CA15AAF9046B277E2.png" manifest:media-type="image/png"/>
  <manifest:file-entry manifest:full-path="Pictures/100002010000054D000003AC6013C7A9E8015B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aash" svg:font-family="Akaa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Akaash" fo:letter-spacing="0.2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Akaash" fo:letter-spacing="0.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arabunta</text:span></text:p>
          </draw:text-box>
        </draw:frame>
        <draw:frame draw:style-name="gr1" draw:text-style-name="P2" draw:layer="layout" svg:width="21cm" svg:height="10.17cm" svg:x="3.648cm" svg:y="5.499cm">
          <draw:image xlink:href="Pictures/10000201000005000000026CA15AAF9046B277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cm" svg:height="19.4cm" svg:x="0cm" svg:y="0.8cm">
          <draw:image xlink:href="Pictures/100002010000054D000003AC6013C7A9E8015B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39.23cm" svg:height="22cm" svg:x="-5.615cm" svg:y="-0.5cm">
          <draw:image xlink:href="Pictures/100000000000077B00000432728AD7C859DEBB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aash" svg:font-family="Akaa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21:04:33.867521489</meta:creation-date>
    <dc:date>2018-01-12T21:50:59.544017319</dc:date>
    <meta:editing-duration>PT21M8S</meta:editing-duration>
    <meta:editing-cycles>3</meta:editing-cycles>
    <meta:generator>LibreOffice/5.3.7.2.0$Linux_X86_64 LibreOffice_project/30m0$Build-2</meta:generator>
    <meta:document-statistic meta:object-count="31"/>
  </office:meta>
</office:document-meta>
</file>